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fo:margin-top="0in" fo:margin-bottom="0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top="0.0835in" fo:margin-bottom="0in" style:writing-mode="lr-tb"/>
    </style:style>
    <style:style style:name="P11" style:family="paragraph">
      <style:paragraph-properties style:writing-mode="lr-tb"/>
    </style:style>
    <style:style style:name="T1" style:family="text">
      <style:text-properties officeooo:rsid="000aad1f"/>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asian="TheSansMonoConNormal"/>
    </style:style>
    <style:style style:name="T9" style:family="text">
      <style:text-properties style:font-name="Utopia-Italic" style:font-name-complex="Utopia-Italic"/>
    </style:style>
    <style:style style:name="T10" style:family="text">
      <style:text-properties style:font-name="Utopia-Italic" fo:font-style="italic" style:font-style-asian="italic" style:font-name-complex="Utopia-Italic" style:font-style-complex="italic"/>
    </style:style>
    <style:style style:name="T11" style:family="text">
      <style:text-properties style:font-name="Utopia-Bold"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officeooo:rsid="000aad1f"/>
    </style:style>
    <style:style style:name="T14" style:family="text">
      <style:text-properties officeooo:rsid="000c8e6c"/>
    </style:style>
    <style:style style:name="T1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16"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T19" style:family="text">
      <style:text-properties fo:color="#222222" style:font-name="Arial" fo:font-size="10pt" fo:language="none" fo:country="none"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728256" text:id="ct68728256">
          <text:insertion>
            <office:change-info>
              <dc:creator>Ray Lischner</dc:creator>
              <dc:date>2013-09-29T11:08:00</dc:date>
            </office:change-info>
          </text:insertion>
        </text:changed-region>
        <text:changed-region xml:id="ct68806832" text:id="ct68806832">
          <text:deletion>
            <office:change-info>
              <dc:creator>Ray Lischner</dc:creator>
              <dc:date>2013-09-29T11:08:00</dc:date>
            </office:change-info>
            <text:p text:style-name="Body_20_Text_20_First"><text:span text:style-name="T1">our</text:span></text:p>
          </text:deletion>
        </text:changed-region>
        <text:changed-region xml:id="ct68727904" text:id="ct68727904">
          <text:insertion>
            <office:change-info>
              <dc:creator>Ray Lischner</dc:creator>
              <dc:date>2013-09-29T11:09:00</dc:date>
            </office:change-info>
          </text:insertion>
        </text:changed-region>
        <text:changed-region xml:id="ct61741360" text:id="ct61741360">
          <text:deletion>
            <office:change-info>
              <dc:creator>Ray Lischner</dc:creator>
              <dc:date>2013-09-29T11:09:00</dc:date>
            </office:change-info>
            <text:p text:style-name="Text_20_body"><text:span text:style-name="T1">ing</text:span></text:p>
          </text:deletion>
        </text:changed-region>
        <text:changed-region xml:id="ct70567680" text:id="ct70567680">
          <text:insertion>
            <office:change-info>
              <dc:creator>Ray Lischner</dc:creator>
              <dc:date>2013-09-29T11:09:00</dc:date>
            </office:change-info>
          </text:insertion>
        </text:changed-region>
        <text:changed-region xml:id="ct62176416" text:id="ct62176416">
          <text:deletion>
            <office:change-info>
              <dc:creator>Ray Lischner</dc:creator>
              <dc:date>2013-09-29T11:09:00</dc:date>
            </office:change-info>
            <text:p text:style-name="Text_20_body">.</text:p>
          </text:deletion>
        </text:changed-region>
        <text:changed-region xml:id="ct70046976" text:id="ct70046976">
          <text:insertion>
            <office:change-info>
              <dc:creator>Ray Lischner</dc:creator>
              <dc:date>2013-09-29T11:10:00</dc:date>
            </office:change-info>
          </text:insertion>
        </text:changed-region>
        <text:changed-region xml:id="ct78953280" text:id="ct78953280">
          <text:deletion>
            <office:change-info>
              <dc:creator>Ray Lischner</dc:creator>
              <dc:date>2013-09-29T20:46:00</dc:date>
            </office:change-info>
            <text:p text:style-name="Text_20_body">A variable definition notifies the compiler of the variable’s type, name, and possibly its initial value. The definition instructs the compiler to set aside memory for the variable, and if necessary, to generate code to initialize the variable.</text:p>
            <text:p text:style-name="Text_20_body"/>
          </text:deletion>
        </text:changed-region>
        <text:changed-region xml:id="ct79028688" text:id="ct79028688">
          <text:insertion>
            <office:change-info>
              <dc:creator>Ray Lischner</dc:creator>
              <dc:date>2013-09-29T20:46:00</dc:date>
            </office:change-info>
          </text:insertion>
        </text:changed-region>
        <text:changed-region xml:id="ct79190560" text:id="ct79190560">
          <text:deletion>
            <office:change-info>
              <dc:creator>Ray Lischner</dc:creator>
              <dc:date>2013-09-29T20:46:00</dc:date>
            </office:change-info>
            <text:p text:style-name="Code"> </text:p>
          </text:deletion>
        </text:changed-region>
        <text:changed-region xml:id="ct79267520" text:id="ct79267520">
          <text:insertion>
            <office:change-info>
              <dc:creator>Ray Lischner</dc:creator>
              <dc:date>2013-09-29T20:47:00</dc:date>
            </office:change-info>
          </text:insertion>
        </text:changed-region>
        <text:changed-region xml:id="ct78952272" text:id="ct78952272">
          <text:insertion>
            <office:change-info>
              <dc:creator>Ray Lischner</dc:creator>
              <dc:date>2013-09-29T20:47:00</dc:date>
            </office:change-info>
          </text:insertion>
        </text:changed-region>
        <text:changed-region xml:id="ct79257536" text:id="ct79257536">
          <text:deletion>
            <office:change-info>
              <dc:creator>Ray Lischner</dc:creator>
              <dc:date>2013-09-29T20:47:00</dc:date>
            </office:change-info>
            <text:p text:style-name="Code"> </text:p>
          </text:deletion>
        </text:changed-region>
        <text:changed-region xml:id="ct79263472" text:id="ct79263472">
          <text:insertion>
            <office:change-info>
              <dc:creator>Ray Lischner</dc:creator>
              <dc:date>2013-09-29T20:47:00</dc:date>
            </office:change-info>
          </text:insertion>
        </text:changed-region>
        <text:changed-region xml:id="ct79114688" text:id="ct79114688">
          <text:deletion>
            <office:change-info>
              <dc:creator>Ray Lischner</dc:creator>
              <dc:date>2013-09-29T20:47: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riting Functions<text:span text:style-name="Comment_20_Reference"><text:span text:style-name="T5"><office:annotation><dc:creator>Stefan Turalski</dc:creator><dc:date>2013-09-12T20:19:00</dc:date><text:p text:style-name="P7"><text:span text:style-name="T15">No much comments here, I guess we will much more on how to define functions, pass arguments to these, scope management etc.</text:span></text:p><text:p text:style-name="P7"><text:span text:style-name="T15"/></text:p><text:p text:style-name="P7"><text:span text:style-name="T15">Just few minor suggestions here and there as usually.</text:span></text:p></office:annotation></text:span></text:span></text:p>
      <text:p text:style-name="Body_20_Text_20_First">At last, it’s time to embark on the journey toward writing your own functions. In this Exploration, you’ll begin by improving the word-counting program you’ve been crafting over the past f<text:change-start text:change-id="ct68728256"/><text:span text:style-name="T1">ive</text:span><text:change-end text:change-id="ct68728256"/><text:change text:change-id="ct68806832"/> Explorations, writing functions to implement separate aspects of the program’s functionality.</text:p>
      <text:h text:style-name="Heading_20_1" text:outline-level="1">Functions</text:h>
      <text:p text:style-name="Body_20_Text_20_First">You’ve been using functions since the very first program you wrote. In fact, you’ve been writing functions, too. You see, <text:span text:style-name="Code_20_Inline">main()</text:span> is a function, and you should view it the same as you would any other function (well sort of, <text:span text:style-name="Code_20_Inline">main()</text:span> actually has some key differences from ordinary functions, but they needn’t concern you yet).</text:p>
      <text:p text:style-name="Text_20_body">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Text_20_body">A function usually has at least one <text:span text:style-name="Code_20_Inline">return</text:span> statement, which causes the function to discontinue execution and return control to its caller. A return statement’s structure begins with the <text:span text:style-name="Code_20_Inline">return</text:span> keyword, followed by an expression, and end<text:change-start text:change-id="ct68727904"/><text:span text:style-name="T1">s</text:span><text:change-end text:change-id="ct68727904"/><text:change text:change-id="ct61741360"/> with a semicolon, as demonstrated in the following example:</text:p>
      <text:p text:style-name="Code">return 42;</text:p>
      <text:p text:style-name="Text_20_body">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Text_20_body">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change-start text:change-id="ct70567680"/>:<text:change-end text:change-id="ct70567680"/><text:change text:change-id="ct62176416"/></text:p>
      <text:p text:style-name="Code">return;</text:p>
      <text:p text:style-name="Text_20_body"><text:soft-page-break/>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7">Listing 20-1.</text:span> Examples of Functions</text:p>
      <text:p text:style-name="Code">#include &lt;iostream&gt;</text:p>
      <text:p text:style-name="Code">#include &lt;string&gt;</text:p>
      <text:p text:style-name="Code"/>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span text:style-name="Comment_20_Reference"><text:span text:style-name="T6"><office:annotation><dc:creator>Stefan Turalski</dc:creator><dc:date>2013-09-12T20:20:00</dc:date><text:p text:style-name="P10"><text:span text:style-name="T19">It might be time to show of cin.eof()?</text:span></text:p><text:p text:style-name="P8"><text:span text:style-name="T20"> </text:span></text:p><text:p text:style-name="P8"><text:span text:style-name="T16">Could we please add a tip somewhere there the VS2013 will need #include iso646.h to stop complaining about 'and' (or /Za (disabling language extensions) but even that won't stop IntelliSense from highlighting this little one).</text:span></text:p><text:p text:style-name="P7"><text:span text:style-name="T15"/></text:p></office:annotation></text:span></text:span><text:change-start text:change-id="ct70046976"/><text:span text:style-name="Comment_20_Reference"><text:span text:style-name="T6"><office:annotation><dc:creator>Ray Lischner</dc:creator><dc:date>2013-09-29T11:10:25</dc:date><text:list text:style-name=""><text:list-item><text:p text:style-name="P9"><text:span text:style-name="T17">Reply to Stefan Turalski (09/12/2013, 20:20): "..."</text:span></text:p></text:list-item><text:list-item><text:p><text:span text:style-name="T18"/></text:p></text:list-item><text:list-item><text:p><text:span text:style-name="T18">Chapter 1 says to use /Za.</text:span></text:p></text:list-item><text:list-item><text:p><text:span text:style-name="T18"/></text:p></text:list-item><text:list-item><text:p><text:span text:style-name="T18">If necessary, the web site can have a list of non-conforming aspects of the major compilers. I hope MS fixes this obvious and trivial bug prior to the final release.</text:span></text:p></text:list-item></text:list></office:annotation></text:span></text:span><text:change-end text:change-id="ct70046976"/></text:p>
      <text:p text:style-name="Code"><text:span text:style-name="T8"><text:s text:c="4"/></text:span>/*empty*/;</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0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0};</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oft-page-break/><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Text_20_body"><text:span text:style-name="Strong_20_Emphasis">What does Listing 20-1 do?</text:span></text:p>
      <text:p text:style-name="Unnumbered_20_List">_____________________________________________________________</text:p>
      <text:p text:style-name="Unnumbered_20_List">_____________________________________________________________</text:p>
      <text:p text:style-name="Text_20_body">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Text_20_body">The <text:span text:style-name="Code_20_Inline">prompted_read</text:span> function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Text_20_body">The <text:span text:style-name="Code_20_Inline">print_result</text:span> function takes two arguments, both of type <text:span text:style-name="Code_20_Inline">int</text:span>. It returns nothing: it simply prints the results. Notice how it returns early if the input contains no data.</text:p>
      <text:p text:style-name="Text_20_body">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Function Call</text:h>
      <text:p text:style-name="Body_20_Text_20_First">In a function call, all arguments are evaluated before the function is called. Each argument is copied to the corresponding parameter in the function; then the function body begins to run. When the function executes a <text:span text:style-name="Code_20_Inline">return</text:span> statement, the value in the statement is copied back to the caller, which can then use the value in an expression, assign it to a variable, and so on.</text:p>
      <text:p text:style-name="Text_20_body">In this book, I try to be careful about terminology: <text:span text:style-name="Emphasis"><text:span text:style-name="T9">arguments</text:span></text:span> are the expressions in a function call, and <text:span text:style-name="Emphasis"><text:span text:style-name="T9">parameters</text:span></text:span> are the variables in a function’s header. I’ve also seen the phrase <text:span text:style-name="Emphasis"><text:span text:style-name="T9">actual</text:span></text:span><text:span text:style-name="T10"> </text:span><text:span text:style-name="Emphasis"><text:span text:style-name="T9">argument</text:span></text:span> used for arguments and <text:span text:style-name="Emphasis"><text:span text:style-name="T9">formal</text:span></text:span><text:span text:style-name="T10"> </text:span><text:span text:style-name="Emphasis"><text:span text:style-name="T9">argument</text:span></text:span> used for parameters. I find these confusing, so I recommend you stick with arguments and parameters.</text:p>
      <text:h text:style-name="Heading_20_1" text:outline-level="1"><text:soft-page-break/>Declarations and Definitions</text:h>
      <text:p text:style-name="Body_20_Text_20_First">I wrote the functions in bottom-up fashion because C++ needs to know about a function before it can compile any call to that function. The easiest way to achieve this in a simple program is to write every function before you call it—that is, write the function earlier in the source file than the point at which you call the function.</text:p>
      <text:p text:style-name="Text_20_body">If you prefer, you can code in a top-down manner and write <text:span text:style-name="Code_20_Inline">main()</text:span> first, followed by the functions it calls. The compiler still needs to know about the functions before you call them, but you don’t need to provide the complete function. Instead, you provide only what the compiler needs: the return type, name, and a comma-separated list of parameters in parentheses. Listing 20-2 shows this new arrangement of the source code.</text:p>
      <text:p text:style-name="Code_20_Caption"><text:span text:style-name="T7">Listing 20-2.</text:span> Separating Function Declarations from Definitions</text:p>
      <text:p text:style-name="Code">#include &lt;i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8"><text:s/></text:span>* Read integers from the standard input and print statistics about them.</text:p>
      <text:p text:style-name="Code"><text:span text:style-name="T8"><text:s/></text:span>*/</text:p>
      <text:p text:style-name="Code">int main()</text:p>
      <text:p text:style-name="Code">{</text:p>
      <text:p text:style-name="Code"><text:span text:style-name="T8"><text:s text:c="2"/></text:span>int sum{0};</text:p>
      <text:p text:style-name="Code"><text:span text:style-name="T8"><text:s text:c="2"/></text:span>int count{0};</text:p>
      <text:p text:style-name="Code"/>
      <text:p text:style-name="Code"><text:span text:style-name="T8"><text:s text:c="2"/></text:span>while (std::cin)</text:p>
      <text:p text:style-name="Code"><text:span text:style-name="T8"><text:s text:c="2"/></text:span>{</text:p>
      <text:p text:style-name="Code"><text:span text:style-name="T8"><text:s text:c="4"/></text:span>int x{ prompted_read("Value: ") };</text:p>
      <text:p text:style-name="Code"><text:span text:style-name="T8"><text:s text:c="4"/></text:span>if (std::cin)</text:p>
      <text:p text:style-name="Code"><text:span text:style-name="T8"><text:s text:c="4"/></text:span>{</text:p>
      <text:p text:style-name="Code"><text:span text:style-name="T8"><text:s text:c="6"/></text:span>sum = sum + x;</text:p>
      <text:p text:style-name="Code"><text:span text:style-name="T8"><text:s text:c="6"/></text:span>++count;</text:p>
      <text:p text:style-name="Code"><text:span text:style-name="T8"><text:s text:c="4"/></text:span>}</text:p>
      <text:p text:style-name="Code"><text:span text:style-name="T8"><text:s text:c="2"/></text:span>}</text:p>
      <text:p text:style-name="Code"><text:span text:style-name="T8"><text:s text:c="2"/></text:span>print_result(count, sum);</text:p>
      <text:p text:style-name="Code">}</text:p>
      <text:p text:style-name="Code"/>
      <text:p text:style-name="Code">/** Prompt the user, then read a number, and ignore the rest of the line.</text:p>
      <text:p text:style-name="Code"><text:span text:style-name="T8"><text:s/></text:span>* @param prompt the prompt string</text:p>
      <text:p text:style-name="Code"><text:span text:style-name="T8"><text:s/></text:span>* @return the input number or -1 for end-of-file</text:p>
      <text:p text:style-name="Code"><text:span text:style-name="T8"><text:s/></text:span>*/</text:p>
      <text:p text:style-name="Code">int prompted_read(std::string prompt)</text:p>
      <text:p text:style-name="Code">{</text:p>
      <text:p text:style-name="Code"><text:span text:style-name="T8"><text:s text:c="2"/></text:span>std::cout &lt;&lt; prompt;</text:p>
      <text:p text:style-name="Code"><text:span text:style-name="T8"><text:s text:c="2"/></text:span>int x{-1};</text:p>
      <text:p text:style-name="Code"><text:span text:style-name="T8"><text:s text:c="2"/></text:span>std::cin &gt;&gt; x;</text:p>
      <text:p text:style-name="Code"><text:span text:style-name="T8"><text:s text:c="2"/></text:span>ignore_line();</text:p>
      <text:p text:style-name="Code"><text:span text:style-name="T8"><text:s text:c="2"/></text:span>return x;</text:p>
      <text:p text:style-name="Code">}</text:p>
      <text:p text:style-name="Code"><text:soft-page-break/></text:p>
      <text:p text:style-name="Code">/** Ignore the rest of the input line. */</text:p>
      <text:p text:style-name="Code">void ignore_line()</text:p>
      <text:p text:style-name="Code">{</text:p>
      <text:p text:style-name="Code"><text:span text:style-name="T8"><text:s text:c="2"/></text:span>char c{};</text:p>
      <text:p text:style-name="Code"><text:span text:style-name="T8"><text:s text:c="2"/></text:span>while (std::cin.get(c) and c != '\n')</text:p>
      <text:p text:style-name="Code"><text:span text:style-name="T8"><text:s text:c="4"/></text:span>/*empty*/;</text:p>
      <text:p text:style-name="Code">}</text:p>
      <text:p text:style-name="Code"/>
      <text:p text:style-name="Code">/** Print the statistics.</text:p>
      <text:p text:style-name="Code"><text:span text:style-name="T8"><text:s/></text:span>* @param count the number of values</text:p>
      <text:p text:style-name="Code"><text:span text:style-name="T8"><text:s/></text:span>* @param sum the sum of the values</text:p>
      <text:p text:style-name="Code"><text:span text:style-name="T8"><text:s/></text:span>*/</text:p>
      <text:p text:style-name="Code">void print_result(int count, int sum)</text:p>
      <text:p text:style-name="Code">{</text:p>
      <text:p text:style-name="Code"><text:span text:style-name="T8"><text:s text:c="2"/></text:span>if (count == 0)</text:p>
      <text:p text:style-name="Code"><text:span text:style-name="T8"><text:s text:c="2"/></text:span>{</text:p>
      <text:p text:style-name="Code"><text:span text:style-name="T8"><text:s text:c="4"/></text:span>std::cout &lt;&lt; "no data\n";</text:p>
      <text:p text:style-name="Code"><text:span text:style-name="T8"><text:s text:c="4"/></text:span>return;</text:p>
      <text:p text:style-name="Code"><text:span text:style-name="T8"><text:s text:c="2"/></text:span>}</text:p>
      <text:p text:style-name="Code"/>
      <text:p text:style-name="Code"><text:span text:style-name="T8"><text:s text:c="2"/></text:span>std::cout &lt;&lt; "\ncount = " &lt;&lt; count;</text:p>
      <text:p text:style-name="Code"><text:span text:style-name="T8"><text:s text:c="2"/></text:span>std::cout &lt;&lt; "\nsum <text:s text:c="2"/>= " &lt;&lt; sum;</text:p>
      <text:p text:style-name="Code"><text:span text:style-name="T8"><text:s text:c="2"/></text:span>std::cout &lt;&lt; "\nmean <text:s/>= " &lt;&lt; sum/count &lt;&lt; '\n';</text:p>
      <text:p text:style-name="Code">}</text:p>
      <text:p text:style-name="Text_20_body">Writing the function in its entirety is known as providing a <text:span text:style-name="Emphasis"><text:span text:style-name="T9">definition</text:span></text:span>. Writing the function header by itself—that is, the return type, name, and parameters, followed by a semicolon—is known as a <text:span text:style-name="Emphasis"><text:span text:style-name="T9">declaration</text:span></text:span>. In general, a declaration tells the compiler how to use a name: what part of a program the name is (typedef, variable, function, etc.), the type of the name, and anything else (such as function parameters) that the compiler need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Text_20_body">A definition is also a declaration because the full definition of an entity also tells C++ how to use that entity.</text:p>
      <text:p text:style-name="Text_20_body">The distinction between declaration and definition is crucial in C++. So far, our simple programs have not needed to face the difference, but that will soon change. Remember: a declaration describes a name to the compiler, and a definition provides all the details the compiler needs for the entity you are defining.</text:p>
      <text:p text:style-name="Text_20_body"><text:change text:change-id="ct78953280"/>In order to use a variable, such as a function parameter, the compiler needs only the <text:change-start text:change-id="ct79028688"/><text:span text:style-name="T14">declaration of its </text:span><text:change-end text:change-id="ct79028688"/>name and the type. For a local variable, however, the compiler needs a definition so it knows to set aside memory to store the variable. The definition can also provide the variable’s initial value. Even without an explicit 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soft-page-break/>Counting Words, Again</text:h>
      <text:p text:style-name="Body_20_Text_20_First">Your turn: <text:span text:style-name="Strong_20_Emphasis"><text:span text:style-name="T11">rewrite the word-counting program (last seen in Exploration 19), this time making use of functions</text:span></text:span><text:span text:style-name="T12">.</text:span> For example, you can restore the pretty-printing utility by encapsulating it in a single function. Here’s a hint: you may want to use the <text:span text:style-name="Code_20_Inline">typedef</text:span> names in multiple functions. If so, declare them before the first function, following the <text:span text:style-name="Code_20_Inline">#include</text:span> directives.</text:p>
      <text:p text:style-name="Text_20_body">Test the program to ensure that your changes have not altered its behavior.</text:p>
      <text:p text:style-name="Text_20_body">Compare your program with Listing 20-3.</text:p>
      <text:p text:style-name="Code_20_Caption"><text:span text:style-name="T7">Listing 20-3.</text:span> Using Functions to Clarify the Word-Counting Program</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8"><text:s/></text:span>* the given locale. Use this function to imbue the streams</text:p>
      <text:p text:style-name="Code"><text:span text:style-name="T8"><text:s/></text:span>* with the native locale. C++ initially imbues streams with</text:p>
      <text:p text:style-name="Code"><text:span text:style-name="T8"><text:s/></text:span>* the classic locale.</text:p>
      <text:p text:style-name="Code"><text:span text:style-name="T8"><text:s/></text:span>* @param locale the native locale</text:p>
      <text:p text:style-name="Code"><text:span text:style-name="T8"><text:s/></text:span>*/</text:p>
      <text:p text:style-name="Code">void initialize_streams(std::locale locale)</text:p>
      <text:p text:style-name="Code">{</text:p>
      <text:p text:style-name="Code"><text:span text:style-name="T8"><text:s text:c="2"/></text:span>std::cin.imbue(locale);</text:p>
      <text:p text:style-name="Code"><text:span text:style-name="T8"><text:s text:c="2"/></text:span>std::cout.imbue(locale);</text:p>
      <text:p text:style-name="Code">}</text:p>
      <text:p text:style-name="Code"/>
      <text:p text:style-name="Code">/** Find the longest key in a map.</text:p>
      <text:p text:style-name="Code"><text:span text:style-name="T8"><text:s/></text:span>* @param map the map to search</text:p>
      <text:p text:style-name="Code"><text:span text:style-name="T8"><text:s/></text:span>* @returns the size of the longest key in @p map</text:p>
      <text:p text:style-name="Code"><text:span text:style-name="T8"><text:s/></text:span>*/</text:p>
      <text:p text:style-name="Code">str_size get_longest_key(count_map map)</text:p>
      <text:p text:style-name="Code">{</text:p>
      <text:p text:style-name="Code"><text:span text:style-name="T8"><text:s text:c="2"/></text:span>str_size result{0};</text:p>
      <text:p text:style-name="Code"><text:span text:style-name="T8"><text:s text:c="2"/></text:span>for (auto pair : map)</text:p>
      <text:p text:style-name="Code"><text:span text:style-name="T8"><text:s text:c="4"/></text:span>if (pair.first.size() &gt; result)</text:p>
      <text:p text:style-name="Code"><text:span text:style-name="T8"><text:s text:c="6"/></text:span>result = pair.first.size();</text:p>
      <text:p text:style-name="Code"><text:span text:style-name="T8"><text:s text:c="2"/></text:span>return result;</text:p>
      <text:p text:style-name="Code">}</text:p>
      <text:p text:style-name="Code"/>
      <text:p text:style-name="Code">/** Print the word, count, newline. Keep the columns neatly aligned.</text:p>
      <text:p text:style-name="Code"><text:span text:style-name="T8"><text:s/></text:span>* Rather than the tedious operation of measuring the magnitude of all</text:p>
      <text:p text:style-name="Code"><text:span text:style-name="T8"><text:s/></text:span>* the counts and then determining the necessary number of columns, just</text:p>
      <text:p text:style-name="Code"><text:span text:style-name="T8"><text:s/></text:span>* use a<text:change text:change-id="ct79190560"/><text:change-start text:change-id="ct79267520"/> <text:change-end text:change-id="ct79267520"/>sufficiently large value for the counts column.</text:p>
      <text:p text:style-name="Code"><text:span text:style-name="T8"><text:s/></text:span>* @param iter an iterator that points to the word/count pair</text:p>
      <text:p text:style-name="Code"><text:soft-page-break/><text:span text:style-name="T8"><text:s/></text:span>* @param longest the size of the longest key; pad all keys to this size</text:p>
      <text:p text:style-name="Code"><text:span text:style-name="T8"><text:s/></text:span>*/</text:p>
      <text:p text:style-name="Code">void print_pair(count_pair pair, str_size longest)</text:p>
      <text:p text:style-name="Code">{</text:p>
      <text:p text:style-name="Code"><text:span text:style-name="T8"><text:s text:c="2"/></text:span>const int count_size{10}; // Number of places for printing the count</text:p>
      <text:p text:style-name="Code"><text:span text:style-name="T8"><text:s text:c="2"/></text:span>std::cout &lt;&lt; std::setw(longest) <text:s text:c="3"/>&lt;&lt; std::left <text:s/>&lt;&lt; pair.first &lt;&lt;</text:p>
      <text:p text:style-name="Code"><text:span text:style-name="T8"><text:s text:c="15"/></text:span>std::setw(count_size) &lt;&lt; std::right &lt;&lt; pair.second &lt;&lt; '\n';</text:p>
      <text:p text:style-name="Code">}</text:p>
      <text:p text:style-name="Code"/>
      <text:p text:style-name="Code">/** Print the results in neat columns.</text:p>
      <text:p text:style-name="Code"><text:span text:style-name="T8"><text:s/></text:span>* @param counts the map of all the counts</text:p>
      <text:p text:style-name="Code"><text:span text:style-name="T8"><text:s/></text:span>*/</text:p>
      <text:p text:style-name="Code">void print_counts(count_map counts)</text:p>
      <text:p text:style-name="Code">{</text:p>
      <text:p text:style-name="Code"><text:span text:style-name="T8"><text:s text:c="2"/></text:span>str_size longest(get_longest_key(counts));</text:p>
      <text:p text:style-name="P5"><text:s text:c="2"/></text:p>
      <text:p text:style-name="Code"><text:span text:style-name="T8"><text:s text:c="2"/></text:span>// For each word/count pair...</text:p>
      <text:p text:style-name="Code"><text:span text:style-name="T8"><text:s text:c="2"/></text:span>for (count_pair pair : counts)</text:p>
      <text:p text:style-name="Code"><text:span text:style-name="T8"><text:s text:c="4"/></text:span>print_pair(pair, longest);</text:p>
      <text:p text:style-name="Code">}</text:p>
      <text:p text:style-name="Code"/>
      <text:p text:style-name="Code">/** Sanitize a<text:change-start text:change-id="ct78952272"/> <text:change-end text:change-id="ct78952272"/><text:change text:change-id="ct79257536"/>string by keeping only alphabetic characters.</text:p>
      <text:p text:style-name="Code"><text:span text:style-name="T8"><text:s/></text:span>* @param str the original string</text:p>
      <text:p text:style-name="Code"><text:span text:style-name="T8"><text:s/></text:span>* @param loc the locale used to test the characters</text:p>
      <text:p text:style-name="Code"><text:span text:style-name="T8"><text:s/></text:span>* @return a<text:change-start text:change-id="ct79263472"/> <text:change-end text:change-id="ct79263472"/><text:change text:change-id="ct79114688"/>santized copy of the string</text:p>
      <text:p text:style-name="Code"><text:span text:style-name="T8"><text:s/></text:span>*/</text:p>
      <text:p text:style-name="Code">std::string sanitize(std::string str, std::locale loc)</text:p>
      <text:p text:style-name="Code">{</text:p>
      <text:p text:style-name="Code"><text:span text:style-name="T8"><text:s text:c="2"/></text:span>std::string result{};</text:p>
      <text:p text:style-name="Code"><text:span text:style-name="T8"><text:s text:c="2"/></text:span>for (char ch : str)</text:p>
      <text:p text:style-name="Code"><text:span text:style-name="T8"><text:s text:c="4"/></text:span>if (std::isalnum(ch, loc))</text:p>
      <text:p text:style-name="Code"><text:span text:style-name="T8"><text:s text:c="6"/></text:span>result.push_back(std::tolower(ch, loc));</text:p>
      <text:p text:style-name="Code"><text:span text:style-name="T8"><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8"><text:s text:c="2"/></text:span>std::locale native{""}; <text:s text:c="12"/>// get the native locale</text:p>
      <text:p text:style-name="Code"><text:span text:style-name="T8"><text:s text:c="2"/></text:span>initialize_streams(native);</text:p>
      <text:p text:style-name="Code"/>
      <text:p text:style-name="Code"><text:span text:style-name="T8"><text:s text:c="2"/></text:span>count_map counts{};</text:p>
      <text:p text:style-name="Code"/>
      <text:p text:style-name="Code"><text:span text:style-name="T8"><text:s text:c="2"/></text:span>// Read words from the standard input and count the number of times</text:p>
      <text:p text:style-name="Code"><text:span text:style-name="T8"><text:s text:c="2"/></text:span>// each word occurs.</text:p>
      <text:p text:style-name="Code"><text:span text:style-name="T8"><text:s text:c="2"/></text:span>std::string word{};</text:p>
      <text:p text:style-name="Code"><text:span text:style-name="T8"><text:s text:c="2"/></text:span>while (std::cin &gt;&gt; word)</text:p>
      <text:p text:style-name="Code"><text:span text:style-name="T8"><text:s text:c="2"/></text:span>{</text:p>
      <text:p text:style-name="Code"><text:span text:style-name="T8"><text:s text:c="4"/></text:span>std::string copy<text:span text:style-name="Comment_20_Reference"><text:span text:style-name="T6"><office:annotation><dc:creator>Stefan Turalski</dc:creator><dc:date>2013-09-12T20:21:00</dc:date><text:p text:style-name="P7"><text:span text:style-name="T16">Could we please use a noun as a variable name.</text:span></text:p><text:p text:style-name="P8"><text:span text:style-name="T16">For a moment I though it's some new C++14 way of initalising cloud based variables with a copy of sanitized word ;-)</text:span></text:p><text:p text:style-name="P7"><text:span text:style-name="T15"/></text:p></office:annotation></text:span></text:span>{ sanitize(word, native) };</text:p>
      <text:p text:style-name="Code"/>
      <text:p text:style-name="Code"><text:span text:style-name="T8"><text:s text:c="4"/></text:span>// The "word" might be all punctuation, so the copy would be empty.</text:p>
      <text:p text:style-name="Code"><text:span text:style-name="T8"><text:s text:c="4"/></text:span>// Don't count empty strings.</text:p>
      <text:p text:style-name="Code"><text:span text:style-name="T8"><text:s text:c="4"/></text:span>if (not copy.empty())</text:p>
      <text:p text:style-name="Code"><text:span text:style-name="T8"><text:s text:c="6"/></text:span>++counts[copy];</text:p>
      <text:p text:style-name="Code"><text:span text:style-name="T8"><text:s text:c="2"/></text:span>}</text:p>
      <text:p text:style-name="Code"/>
      <text:p text:style-name="Code"><text:span text:style-name="T8"><text:s text:c="2"/></text:span>print_counts(counts);</text:p>
      <text:p text:style-name="Code"><text:soft-page-break/>}</text:p>
      <text:p text:style-name="Text_20_body">By using functions, you can read, write, and maintain a program in smaller pieces, handling each piece as a discrete entity. Instead of being overwhelmed by one long <text:span text:style-name="Code_20_Inline">main()</text:span>, you can read, understand, and internalize one function at a time, and then move on to the next function. The compiler keeps you honest by ensuring that the function calls match the function declarations, the function definitions and declarations agree, you haven’t mistyped a name, and the function return types match the contexts where the functions are called.</text:p>
      <text:h text:style-name="Heading_20_1" text:outline-level="1">The main() Function</text:h>
      <text:p text:style-name="Body_20_Text_20_First">Now that you know more about functions, you can answer the question that you may have already asked yourself: <text:span text:style-name="Strong_20_Emphasis"><text:span text:style-name="T11">What is special about the</text:span></text:span><text:span text:style-name="Strong_20_Emphasis"> </text:span><text:span text:style-name="Code_20_Inline">main()</text:span><text:span text:style-name="Strong_20_Emphasis"><text:span text:style-name="T11"> function?</text:span></text:span></text:p>
      <text:p text:style-name="Unnumbered_20_List">_____________________________________________________________</text:p>
      <text:p text:style-name="Unnumbered_20_List">_____________________________________________________________</text:p>
      <text:p text:style-name="Text_20_body">One way that <text:span text:style-name="Code_20_Inline">main()</text:span> differs from ordinary functions is immediately obvious. All the <text:span text:style-name="Code_20_Inline">main()</text:span> functions in this book lack a return statement. An ordinary function that returns an <text:span text:style-name="Code_20_Inline">int</text:span> must have at least one return statement, but <text:span text:style-name="Code_20_Inline">main()</text:span> is special. If you don’t supply your own return statement, the compiler inserts a <text:span text:style-name="Code_20_Inline">return</text:span> <text:span text:style-name="Code_20_Inline">0;</text:span> statement at 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Text_20_body">The next Exploration continues to examine functions by taking a closer look at the arguments in function calls.</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0 </text:span><text:span text:style-name="MT2"></text:span><text:span text:style-name="MT3"> Writing Functions</text:span></text:p>
      </style:header>
      <style:header-left style:display="false">
        <text:p text:style-name="Header"><text:span text:style-name="MT3">CHAPTER 20 </text:span><text:span text:style-name="MT2"></text:span><text:span text:style-name="MT3"> Writing Function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5:22:00</meta:creation-date>
    <dc:creator>Ray Lischner</dc:creator>
    <dc:date>2013-09-29T20:48:04</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8" meta:paragraph-count="246" meta:word-count="2289" meta:character-count="14159" meta:non-whitespace-character-count="11785"/>
    <meta:user-defined meta:name="Chapter Number">2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